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" style:list-style-name="L1">
      <style:text-properties fo:font-weight="bold" style:font-weight-asian="bold" style:font-weight-complex="bold"/>
    </style:style>
    <style:style style:name="P2" style:family="paragraph" style:parent-style-name="Text_20_body">
      <style:text-properties fo:font-size="16pt" style:font-size-asian="14pt" style:font-size-complex="16pt"/>
    </style:style>
    <style:style style:name="P3" style:family="paragraph" style:parent-style-name="Text_20_body" style:list-style-name="L1">
      <style:text-properties fo:font-weight="bold" style:font-weight-asian="bold" style:font-weight-complex="bold"/>
    </style:style>
    <style:style style:name="P4" style:family="paragraph" style:parent-style-name="Text_20_body" style:list-style-name="L1">
      <style:text-properties fo:font-weight="normal" style:font-weight-asian="normal" style:font-weight-complex="normal"/>
    </style:style>
    <style:style style:name="P5" style:family="paragraph" style:parent-style-name="Title" style:master-page-name="First_20_Page">
      <style:paragraph-properties style:page-number="auto"/>
      <style:text-properties fo:font-size="28pt" style:font-size-asian="24.5pt" style:font-size-complex="28pt"/>
    </style:style>
    <style:style style:name="P6" style:family="paragraph" style:parent-style-name="Title">
      <style:text-properties fo:font-size="28pt" style:font-size-asian="24.5pt" style:font-size-complex="28pt"/>
    </style:style>
    <style:style style:name="P7" style:family="paragraph" style:parent-style-name="Subtitle">
      <style:text-properties fo:font-size="16pt" style:font-size-asian="14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/>
      <text:p text:style-name="P6"/>
      <text:p text:style-name="P6"/>
      <text:p text:style-name="P6"/>
      <text:p text:style-name="P6"/>
      <text:p text:style-name="P6">QUICK SEARCH</text:p>
      <text:p text:style-name="P7">Design Documen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971147779" text:style-name="L1">
        <text:list-item>
          <text:p text:style-name="P1"><text:soft-page-break/>OVERVIEW</text:p>
          <text:p text:style-name="P4">The idea is to provide a quick search app that is accessible from all places. i.e, the user will be able to launch the search app by touching/clicking the peek - a - boo icon that will be available on the screen all the time. The peek - a - boo is drawn on a window of type PHONE_WINDOW, which mkaes it accessible even when the user is in a different application.</text:p>
          <text:list>
            <text:list-item>
              <text:p text:style-name="P3">PEEK-A-BOO</text:p>
              <text:list>
                <text:list-item>
                  <text:p text:style-name="P3">USER INTERACTION SPECIFICATION [UIS]</text:p>
                  <text:list>
                    <text:list-item>
                      <text:p text:style-name="P3">VISUAL DESIGN</text:p>
                    </text:list-item>
                    <text:list-item>
                      <text:p text:style-name="P3">USE CASES</text:p>
                    </text:list-item>
                  </text:list>
                </text:list-item>
                <text:list-item>
                  <text:p text:style-name="P3">DESIGN</text:p>
                </text:list-item>
                <text:list-item>
                  <text:p text:style-name="P3">IMPLEMENTATION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van </meta:initial-creator>
    <meta:creation-date>2013-05-26T17:34:30</meta:creation-date>
    <dc:date>2013-05-26T17:52:42</dc:date>
    <dc:creator>savan </dc:creator>
    <meta:editing-duration>PT12M27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2" meta:paragraph-count="10" meta:word-count="95" meta:character-count="500" meta:non-whitespace-character-count="422"/>
  </office:meta>
</office:document-meta>
</file>